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2.4. Unregistered Clients</text:span> bölümü, OAuth 2.0 protokolünde, <text:span text:style-name="Strong_20_Emphasis">kayıtsız istemciler</text:span> (unregistered clients) kullanımının mümkün olduğunu belirtmektedir, ancak bunun belirli kısıtlamaları ve ek gereksinimleri olduğu açıklanmaktadır. Şimdi bu kısmı detaylı olarak inceleyelim:</text:p>
      <text:h text:style-name="Heading_20_3" text:outline-level="3">1. <text:span text:style-name="Strong_20_Emphasis">Kayıtsız İstemciler (Unregistered Clients)</text:span></text:h>
      <text:list text:style-name="L1">
        <text:list-item>
          <text:p text:style-name="P1"><text:span text:style-name="Strong_20_Emphasis">Kayıtsız istemciler</text:span>, OAuth 2.0 protokolüne kaydedilmemiş istemcilerdir. Normalde OAuth 2.0'da, bir istemcinin çalışabilmesi için, istemcinin <text:span text:style-name="Strong_20_Emphasis">yetkilendirme sunucusuna</text:span> kaydedilmesi gerekir. Ancak bu bölümde, OAuth 2.0 spesifikasyonu, kayıtsız istemcilerin de kullanılabileceğini kabul etmektedir.</text:p>
        </text:list-item>
        <text:list-item>
          <text:p text:style-name="P1">Kayıtsız istemciler, genellikle kimlik doğrulama veya yetkilendirme sürecine dahil olan, ancak <text:span text:style-name="Strong_20_Emphasis">istemci kaydı</text:span> yapılmayan uygulamalardır. Bu, belirli durumlarda uygulamalara bazı esneklikler sağlayabilir, ancak protokolde bu kullanım için herhangi bir standart önerisi veya gereksinimi yoktur.</text:p>
        </text:list-item>
      </text:list>
      <text:h text:style-name="Heading_20_3" text:outline-level="3">2. <text:span text:style-name="Strong_20_Emphasis">Kayıtsız İstemciler Kullanımının Kısıtlamaları</text:span></text:h>
      <text:list text:style-name="L2">
        <text:list-item>
          <text:p text:style-name="P2"><text:span text:style-name="Strong_20_Emphasis">Kayıtsız istemcilerin kullanımı</text:span>, <text:span text:style-name="Strong_20_Emphasis">bu spesifikasyonun kapsamı dışındadır</text:span>. Yani OAuth 2.0 protokolü, kayıtsız istemcilerin kullanımını desteklemez veya standart hale getirmez. Kayıtsız istemcilerin kullanımı, protokole dahil edilmediği için bunun nasıl yapılacağı, güvenlik gereksinimleri ve uygulama uyumluluğu konusunda <text:span text:style-name="Strong_20_Emphasis">ek güvenlik analizleri</text:span> ve <text:span text:style-name="Strong_20_Emphasis">değerlendirmeler</text:span> yapılması gerekmektedir.</text:p>
        </text:list-item>
        <text:list-item>
          <text:p text:style-name="P2">Kayıtsız istemcilerin kullanımı, <text:span text:style-name="Strong_20_Emphasis">güvenlik riskleri</text:span> ve <text:span text:style-name="Strong_20_Emphasis">interoperabilite</text:span> (uyumluluk) sorunlarına yol açabilir. Özellikle, istemci kimlik doğrulama sürecinde kaydın yapılmaması, <text:span text:style-name="Strong_20_Emphasis">kimlik doğrulama ve yetkilendirme işlemlerinin</text:span> daha az güvenli olmasına sebep olabilir. Bu nedenle, kayıtsız istemcilerin kullanımı, dikkatli bir şekilde gözden geçirilmeli ve <text:span text:style-name="Strong_20_Emphasis">ek güvenlik önlemleri</text:span> alınmalıdır.</text:p>
        </text:list-item>
      </text:list>
      <text:h text:style-name="Heading_20_3" text:outline-level="3">3. <text:span text:style-name="Strong_20_Emphasis">Ek Güvenlik İncelemesi ve Uyumluluk</text:span></text:h>
      <text:list text:style-name="L3">
        <text:list-item>
          <text:p text:style-name="P3">Kayıtsız istemciler, OAuth 2.0 protokolünde yer almadığı için, güvenlik açısından <text:span text:style-name="Strong_20_Emphasis">ilave analizler</text:span> gerektirir. Çünkü kayıtsız istemcilerin yetkilendirme süreci, protokolle uyumlu olmayabilir ve istemci ile yetkilendirme sunucusu arasındaki güven ilişkisi zayıflayabilir.</text:p>
        </text:list-item>
        <text:list-item>
          <text:p text:style-name="P3">Ayrıca, kayıtsız istemcilerin kullanımı, OAuth 2.0 spesifikasyonunun diğer taraflarıyla uyumsuzluk yaratabilir. Bu nedenle, kayıtsız istemcilerle ilgili uygulanabilirlik ve güvenlik değerlendirmelerinin yapılması gerekmektedir.</text:p>
        </text:list-item>
      </text:list>
      <text:h text:style-name="Heading_20_3" text:outline-level="3">4. <text:span text:style-name="Strong_20_Emphasis">Özet</text:span></text:h>
      <text:list text:style-name="L4">
        <text:list-item>
          <text:p text:style-name="P5"><text:span text:style-name="Strong_20_Emphasis">Kayıtsız istemciler</text:span> OAuth 2.0'da <text:span text:style-name="Strong_20_Emphasis">resmi olarak desteklenmemektedir</text:span>, ancak kullanımları mümkündür.</text:p>
        </text:list-item>
        <text:list-item>
          <text:p text:style-name="P5">Kayıtsız istemcilerin kullanımı <text:span text:style-name="Strong_20_Emphasis">güvenlik riskleri</text:span> ve <text:span text:style-name="Strong_20_Emphasis">uyumluluk sorunları</text:span> oluşturabilir, bu nedenle dikkatli bir şekilde incelenmesi ve ek güvenlik önlemlerinin alınması gerekmektedir.</text:p>
        </text:list-item>
        <text:list-item>
          <text:p text:style-name="P4">Spesifikasyon, kayıtsız istemciler için özel bir düzenleme veya standart sunmadığı için, bu tür istemcilerin kullanımı, protokolle uyumsuzluk oluşturabilir.</text:p>
        </text:list-item>
      </text:list>
      <text:p text:style-name="Text_20_body"><text:soft-page-break/>Bu bölüm, <text:span text:style-name="Strong_20_Emphasis">OAuth 2.0 protokolü</text:span> için güvenlik açısından belirli bir <text:span text:style-name="Strong_20_Emphasis">koruma sağlamak</text:span> amacıyla istemcilerin kaydını <text:span text:style-name="Strong_20_Emphasis">gereklilik</text:span> olarak belirlemiştir. Ancak kayıtsız istemciler için bazı durumlar dışında, belirli kullanım senaryolarında bu tür istemcilerin kullanılabileceği belirtiliyo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3:35:09.291481248</meta:creation-date>
    <dc:date>2025-01-26T03:35:41.984939981</dc:date>
    <meta:editing-duration>PT33S</meta:editing-duration>
    <meta:editing-cycles>1</meta:editing-cycles>
    <meta:document-statistic meta:table-count="0" meta:image-count="0" meta:object-count="0" meta:page-count="2" meta:paragraph-count="15" meta:word-count="342" meta:character-count="2984" meta:non-whitespace-character-count="2666"/>
    <meta:generator>LibreOffice/7.4.7.2$Linux_X86_64 LibreOffice_project/40$Build-2</meta:generator>
  </office:meta>
</office:document-meta>
</file>